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2pt" officeooo:rsid="00120090" officeooo:paragraph-rsid="00120090" style:font-size-asian="10.5pt" style:font-size-complex="12pt"/>
    </style:style>
    <style:style style:name="P2" style:family="paragraph" style:parent-style-name="Preformatted_20_Text">
      <style:paragraph-properties fo:text-align="end" style:justify-single-word="false"/>
      <style:text-properties fo:font-size="12pt" officeooo:rsid="0014c78c" officeooo:paragraph-rsid="0014c78c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24pt" officeooo:rsid="00120090" officeooo:paragraph-rsid="00120090" style:font-size-asian="21pt" style:font-size-complex="24pt"/>
    </style:style>
    <style:style style:name="P4" style:family="paragraph" style:parent-style-name="Preformatted_20_Text">
      <style:paragraph-properties fo:text-align="center" style:justify-single-word="false"/>
      <style:text-properties fo:font-size="24pt" officeooo:rsid="00174e1d" officeooo:paragraph-rsid="00174e1d" style:font-size-asian="21pt" style:font-size-complex="24pt"/>
    </style:style>
    <style:style style:name="P5" style:family="paragraph" style:parent-style-name="Preformatted_20_Text">
      <style:paragraph-properties fo:text-align="end" style:justify-single-word="false"/>
      <style:text-properties fo:font-size="24pt" officeooo:rsid="0014d96c" officeooo:paragraph-rsid="0014d96c" style:font-size-asian="24pt" style:font-size-complex="24pt"/>
    </style:style>
    <style:style style:name="P6" style:family="paragraph" style:parent-style-name="Preformatted_20_Text">
      <style:paragraph-properties fo:text-align="end" style:justify-single-word="false"/>
      <style:text-properties fo:font-size="18pt" officeooo:rsid="00163988" officeooo:paragraph-rsid="00163988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officeooo:rsid="001806d9"/>
    </style:style>
    <style:style style:name="T3" style:family="text">
      <style:text-properties officeooo:rsid="00196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J Fantasy World Manager</text:p>
      <text:p text:style-name="P4"/>
      <text:p text:style-name="P3">Use Case <text:span text:style-name="T2">Section</text:span></text:p>
      <text:p text:style-name="P3"/>
      <text:p text:style-name="P3"/>
      <text:p text:style-name="P3"/>
      <text:p text:style-name="P3"/>
      <text:p text:style-name="P3"/>
      <text:p text:style-name="P5">Authors</text:p>
      <text:p text:style-name="P1">James Ehlmann</text:p>
      <text:p text:style-name="P1">Joseph Hardy</text:p>
      <text:p text:style-name="P1">James Ortis</text:p>
      <text:p text:style-name="P1">Diwakar Simkhada</text:p>
      <text:p text:style-name="P2">Matt Swart</text:p>
      <text:p text:style-name="P1">Ryan Walter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ersion 1.<text:span text:style-name="T3">1</text:span> Approved</text:p>
      <text:p text:style-name="P6">Febuary 14<text:span text:style-name="T1">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1:21:34.386752694</dc:date>
    <meta:editing-duration>PT9M41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25" meta:character-count="155" meta:non-whitespace-character-count="141"/>
  </office:meta>
</office:document-meta>
</file>